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margin-top="0.5cm" fo:margin-bottom="0cm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opics weekly meeting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- cabel management</text:p>
            <text:p text:style-name="P2"><text:span text:style-name="T1">- display</text:span></text:p>
            <text:p text:style-name="P2">- hopper motor</text:p>
            <text:p text:style-name="P2">- hx711 documentation</text:p>
            <text:p text:style-name="P2">- python code progr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abel managemen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progress: soldering of connectors onto the pcb boards.</text:p>
              </text:list-item>
              <text:list-item>
                <text:p text:style-name="P4">finished: printing cable holder clips</text:p>
              </text:list-item>
              <text:list-item>
                <text:p>finished: better cable layou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lexiglass backside display cover is finished</text:p>
              </text:list-item>
              <text:list-item>
                <text:p>todo: add plexiglass backside cover to the machine.</text:p>
              </text:list-item>
              <text:list-item>
                <text:p>todo: add display to the mach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hopper motor oprimization ide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posal: implement a ramp function for the motor.</text:p>
              </text:list-item>
              <text:list-item>
                <text:p>goal: reduce the tilting of the hopper at high motor speeds.</text:p>
              </text:list-item>
              <text:list-item>
                <text:p>assumption: with a ramp function the hopper might not tilt as much on higher motor speed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6">hx711 document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todo: add </text:span>hx711 documentation to the project document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ython code progres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runs locally with hardware mocks on a console</text:p>
              </text:list-item>
              <text:list-item>
                <text:p>code that accesses hardware needs to be tested.</text:p>
              </text:list-item>
              <text:list-item>
                <text:p>added configuration file</text:p>
              </text:list-item>
              <text:list-item>
                <text:p>unittest full test coverage in progr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odo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dd further unittests</text:p>
              </text:list-item>
              <text:list-item>
                <text:p>add feature remove ingredient from hopper</text:p>
              </text:list-item>
              <text:list-item>
                <text:p>add feature use ingredient fill amount</text:p>
              </text:list-item>
              <text:list-item>
                <text:p>add touchscreen gu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09:07:34.458000000</meta:creation-date>
    <dc:date>2023-06-13T09:41:22.788000000</dc:date>
    <meta:editing-duration>PT22M48S</meta:editing-duration>
    <meta:editing-cycles>3</meta:editing-cycles>
    <meta:generator>LibreOffice/7.2.6.2$Windows_X86_64 LibreOffice_project/b0ec3a565991f7569a5a7f5d24fed7f52653d754</meta:generator>
    <meta:document-statistic meta:object-count="49"/>
  </office:meta>
</office:document-meta>
</file>